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2434048" text:id="ct182434048">
          <text:insertion>
            <office:change-info>
              <dc:creator>Gauthier Bastien</dc:creator>
              <dc:date>2013-01-04T15:27:00</dc:date>
            </office:change-info>
          </text:insertion>
        </text:changed-region>
        <text:changed-region xml:id="ct172295792" text:id="ct172295792">
          <text:insertion>
            <office:change-info>
              <dc:creator>Gauthier Bastien</dc:creator>
              <dc:date>2013-01-04T15:28:00</dc:date>
            </office:change-info>
          </text:insertion>
        </text:changed-region>
        <text:changed-region xml:id="ct184383608" text:id="ct184383608">
          <text:insertion>
            <office:change-info>
              <dc:creator>Gauthier Bastien</dc:creator>
              <dc:date>2013-01-04T15:27:00</dc:date>
            </office:change-info>
          </text:insertion>
        </text:changed-region>
        <text:changed-region xml:id="ct178095832" text:id="ct1780958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1426032" text:id="ct1814260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1899640" text:id="ct181899640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84940616" text:id="ct184940616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V. COMMISSION POLICE</text:p>
      <text:p text:style-name="P4">(<text:change-start text:change-id="ct182434048"/>self.utranslate("weekday_%s" % self.getPreMeetingDate_4().aDay().lower(), domain="plonelocales")<text:change-end text:change-id="ct182434048"/> <text:change-start text:change-id="ct172295792"/>tool.formatDate(self.getPreMeetingDate_4(), withHour=True)<text:change-end text:change-id="ct172295792"/>, <text:change-start text:change-id="ct184383608"/>self.getPreMeetingPlace_4()<text:change-end text:change-id="ct184383608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6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',], renumber=True)</text:span></text:p></office:annotation></text:span><text:change-start text:change-id="ct178095832"/><text:span text:style-name="T1">item[0]</text:span><text:change-end text:change-id="ct178095832"/><text:span text:style-name="T1">. </text:span><text:change-start text:change-id="ct181426032"/><text:span text:style-name="T1">item[1].Title()</text:span><text:change-end text:change-id="ct18142603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polic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police-1er-supplement',], renumber=True, firstNumber=len(</text:span><text:span text:style-name="T2">self.adapted().getPrintableItems(itemUids, categories=['commission-police',], renumber=True)</text:span><text:span text:style-name="T3">)+1)</text:span></text:p></office:annotation></text:span><text:change-start text:change-id="ct181899640"/><text:span text:style-name="T1">item[0]</text:span><text:change-end text:change-id="ct181899640"/><text:span text:style-name="T1">. </text:span><text:change-start text:change-id="ct184940616"/><text:span text:style-name="T1">item[1].Title()</text:span><text:change-end text:change-id="ct184940616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1-04T15:28:15</dc:date>
    <dc:creator>Gauthier Bastien</dc:creator>
    <meta:editing-duration>PT3H13M44S</meta:editing-duration>
    <meta:editing-cycles>56</meta:editing-cycles>
    <meta:generator>LibreOffice/3.5$Linux_x86 LibreOffice_project/350m1$Build-2</meta:generator>
    <meta:document-statistic meta:table-count="2" meta:image-count="0" meta:object-count="0" meta:page-count="1" meta:paragraph-count="10" meta:word-count="31" meta:character-count="359" meta:non-whitespace-character-count="341"/>
  </office:meta>
</office:document-meta>
</file>